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0967a6" officeooo:paragraph-rsid="000967a6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098d86" officeooo:paragraph-rsid="00098d86" style:font-size-asian="28pt" style:font-style-asian="italic" style:font-weight-asian="bold" style:font-size-complex="28pt" style:font-style-complex="italic" style:font-weight-complex="bold"/>
    </style:style>
    <style:style style:name="P3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0c2967" officeooo:paragraph-rsid="000c2967" style:font-size-asian="28pt" style:font-style-asian="italic" style:font-weight-asian="bold" style:font-size-complex="28pt" style:font-style-complex="italic" style:font-weight-complex="bold"/>
    </style:style>
    <style:style style:name="P4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567ad" officeooo:paragraph-rsid="000567a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567ad" officeooo:paragraph-rsid="000d64c8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75a10" officeooo:paragraph-rsid="00075a10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98d86" officeooo:paragraph-rsid="00098d86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b0c76" officeooo:paragraph-rsid="000b0c76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c2967" officeooo:paragraph-rsid="000c2967" style:font-size-asian="12.25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6487f" officeooo:paragraph-rsid="0006487f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75a10" officeooo:paragraph-rsid="00075a10" style:font-size-asian="14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92a56" officeooo:paragraph-rsid="00092a56" style:font-size-asian="14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967a6" officeooo:paragraph-rsid="000967a6" style:font-size-asian="14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967a6" officeooo:paragraph-rsid="000967a6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75a10" officeooo:paragraph-rsid="00075a10" style:font-size-asian="18pt" style:font-style-asian="italic" style:font-weight-asian="bold" style:font-size-complex="18pt" style:font-style-complex="italic" style:font-weight-complex="bold"/>
    </style:style>
    <style:style style:name="P16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6487f" officeooo:paragraph-rsid="0006487f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98d86" officeooo:paragraph-rsid="00098d86" style:font-size-asian="15.75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text-properties officeooo:paragraph-rsid="0006487f"/>
    </style:style>
    <style:style style:name="P19" style:family="paragraph" style:parent-style-name="Standard">
      <style:text-properties officeooo:paragraph-rsid="000d64c8"/>
    </style:style>
    <style:style style:name="P20" style:family="paragraph" style:parent-style-name="Standard">
      <style:text-properties officeooo:paragraph-rsid="000e6bb8"/>
    </style:style>
    <style:style style:name="P21" style:family="paragraph" style:parent-style-name="Standard">
      <style:text-properties officeooo:paragraph-rsid="000c2967"/>
    </style:style>
    <style:style style:name="P22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d64c8" officeooo:paragraph-rsid="000d64c8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567ad" officeooo:paragraph-rsid="0006487f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98d86" officeooo:paragraph-rsid="0006487f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style:font-name="Liberation Serif" fo:font-size="28pt" fo:font-style="italic" style:text-underline-style="solid" style:text-underline-width="auto" style:text-underline-color="font-color" fo:font-weight="bold" officeooo:rsid="00054d12" officeooo:paragraph-rsid="00054d12" style:font-size-asian="28pt" style:font-style-asian="italic" style:font-weight-asian="bold" style:font-size-complex="28pt" style:font-style-complex="italic" style:font-weight-complex="bold"/>
    </style:style>
    <style:style style:name="P26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0567ad" officeooo:paragraph-rsid="0011d23d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text-properties style:font-name="Liberation Serif" fo:font-size="12pt" fo:font-style="italic" style:text-underline-style="none" fo:font-weight="normal" officeooo:rsid="0011d23d" officeooo:paragraph-rsid="0011d23d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style:font-name="Liberation Serif" fo:font-size="12pt" fo:font-style="italic" style:text-underline-style="none" fo:font-weight="normal" officeooo:rsid="00136b92" officeooo:paragraph-rsid="00136b92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style:font-name="Liberation Serif" fo:font-size="14pt" fo:font-style="italic" style:text-underline-style="solid" style:text-underline-width="auto" style:text-underline-color="font-color" fo:font-weight="bold" officeooo:rsid="0011d23d" officeooo:paragraph-rsid="0011d23d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style:font-name="Liberation Serif" fo:font-size="14pt" fo:font-style="italic" style:text-underline-style="solid" style:text-underline-width="auto" style:text-underline-color="font-color" fo:font-weight="bold" officeooo:rsid="00054d12" officeooo:paragraph-rsid="00136b92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style:font-name="Liberation Serif" fo:font-size="14pt" fo:font-style="italic" style:text-underline-style="solid" style:text-underline-width="auto" style:text-underline-color="font-color" fo:font-weight="bold" officeooo:rsid="000567ad" officeooo:paragraph-rsid="0011d23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0d64c8"/>
    </style:style>
    <style:style style:name="T2" style:family="text">
      <style:text-properties fo:font-size="14pt" fo:font-style="italic" style:text-underline-style="solid" style:text-underline-width="auto" style:text-underline-color="font-color" fo:font-weight="bold" officeooo:rsid="000d64c8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style:text-underline-style="solid" style:text-underline-width="auto" style:text-underline-color="font-color" fo:font-weight="bold" officeooo:rsid="0006487f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style:text-underline-style="solid" style:text-underline-width="auto" style:text-underline-color="font-color" fo:font-weight="bold" officeooo:rsid="00075a10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style:text-underline-style="solid" style:text-underline-width="auto" style:text-underline-color="font-color" fo:font-weight="bold" officeooo:rsid="00092a56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officeooo:rsid="000967a6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officeooo:rsid="000c2967" style:font-size-asian="12.25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officeooo:rsid="000ffc07" style:font-size-asian="12.25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0967a6" style:font-size-asian="14pt" style:font-style-asian="italic" style:font-weight-asian="bold" style:font-size-complex="16pt" style:font-style-complex="italic" style:font-weight-complex="bold"/>
    </style:style>
    <style:style style:name="T10" style:family="text">
      <style:text-properties fo:font-size="16pt" fo:font-style="italic" style:text-underline-style="solid" style:text-underline-width="auto" style:text-underline-color="font-color" fo:font-weight="bold" officeooo:rsid="000e6bb8" style:font-size-asian="14pt" style:font-style-asian="italic" style:font-weight-asian="bold" style:font-size-complex="16pt" style:font-style-complex="italic" style:font-weight-complex="bold"/>
    </style:style>
    <style:style style:name="T11" style:family="text">
      <style:text-properties fo:font-size="16pt" fo:font-style="italic" style:text-underline-style="solid" style:text-underline-width="auto" style:text-underline-color="font-color" fo:font-weight="bold" officeooo:rsid="00098d86" style:font-size-asian="14pt" style:font-style-asian="italic" style:font-weight-asian="bold" style:font-size-complex="16pt" style:font-style-complex="italic" style:font-weight-complex="bold"/>
    </style:style>
    <style:style style:name="T12" style:family="text">
      <style:text-properties fo:font-size="16pt" fo:font-style="italic" style:text-underline-style="solid" style:text-underline-width="auto" style:text-underline-color="font-color" fo:font-weight="bold" officeooo:rsid="000ffc07" style:font-size-asian="14pt" style:font-style-asian="italic" style:font-weight-asian="bold" style:font-size-complex="16pt" style:font-style-complex="italic" style:font-weight-complex="bold"/>
    </style:style>
    <style:style style:name="T13" style:family="text">
      <style:text-properties officeooo:rsid="000ffc07"/>
    </style:style>
    <style:style style:name="T14" style:family="text">
      <style:text-properties style:text-underline-style="none" fo:font-weight="normal" officeooo:rsid="0011d23d" style:font-size-asian="10.5pt" style:font-weight-asian="normal" style:font-weight-complex="normal"/>
    </style:style>
    <style:style style:name="T15" style:family="text">
      <style:text-properties style:text-underline-style="none" fo:font-weight="normal" officeooo:rsid="0011d23d" style:font-weight-asian="normal" style:font-weight-complex="normal"/>
    </style:style>
    <style:style style:name="T16" style:family="text">
      <style:text-properties style:text-underline-style="none" fo:font-weight="normal" officeooo:rsid="001387b1" style:font-weight-asian="normal" style:font-weight-complex="normal"/>
    </style:style>
    <style:style style:name="T17" style:family="text">
      <style:text-properties style:text-underline-style="none" fo:font-weight="normal" officeooo:rsid="001434f4" style:font-weight-asian="normal" style:font-weight-complex="normal"/>
    </style:style>
    <style:style style:name="T18" style:family="text">
      <style:text-properties style:text-underline-style="none" officeooo:rsid="0011d23d"/>
    </style:style>
    <style:style style:name="T19" style:family="text">
      <style:text-properties style:text-underline-style="none" officeooo:rsid="001387b1"/>
    </style:style>
    <style:style style:name="T20" style:family="text">
      <style:text-properties style:text-underline-style="none" officeooo:rsid="001434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9">Especificaciones de software:</text:p>
      <text:p text:style-name="P27">Para nuestra aplicación vamos a usar los lenguajes: HTML, CSS, JAVASCRIPT, PHP y MYSQ.</text:p>
      <text:p text:style-name="P27">Una de las restricciones que tendrá la aplicación en su funcionamiento es que no contara con un sistema de compras, solamente se presentara el catálogo de la tienda y el precio de las clases.</text:p>
      <text:p text:style-name="P27"/>
      <text:p text:style-name="P30">Requerimientos:</text:p>
      <text:p text:style-name="P28">De usuarios: Para usar la aplicación Warrior los usuarios deberán tener acceso a un navegador web y conexión a <text:s/>internet.</text:p>
      <text:p text:style-name="P28">De desarrolladores: Para desarrollar la aplicación se necesitará, Microsoft Proyects y Visual Studio Code, GitHub y el motor de Mysql.</text:p>
      <text:p text:style-name="P28"/>
      <text:p text:style-name="P28"/>
      <text:p text:style-name="P28"/>
      <text:p text:style-name="P31">Estudio de viabilidad:</text:p>
      <text:p text:style-name="P26"><text:span text:style-name="T18"/></text:p>
      <text:p text:style-name="P26"><text:span text:style-name="T18">Alcance del proyecto: </text:span><text:span text:style-name="T16">Nuestro proyecto tendrá como límite que no poseerá un sistema de compras <text:s text:c="51"/></text:span></text:p>
      <text:p text:style-name="P26"><text:span text:style-name="T18"/></text:p>
      <text:p text:style-name="P26"><text:span text:style-name="T18">Análisis de situació</text:span><text:span text:style-name="T19">n: </text:span><text:span text:style-name="T16">Nuestro proyecto esta enfocado en brindar información a los usuarios y en dar a conocer a los competidores pero tiene como desventaja que no se puede </text:span><text:span text:style-name="T17">realizar compras, además la gente no puede pagar cuotas desde la web.</text:span></text:p>
      <text:p text:style-name="P26"><text:span text:style-name="T18"/></text:p>
      <text:p text:style-name="P26"><text:span text:style-name="T20">Evaluación de la</text:span><text:span text:style-name="T18"> </text:span><text:span text:style-name="T20">viabilidad del</text:span><text:span text:style-name="T18"> proyecto:</text:span><text:span text:style-name="T15"> </text:span><text:span text:style-name="T17">El proyecto es redituable</text:span></text:p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3T20:17:43.988683153</meta:creation-date>
    <dc:date>2022-05-13T21:17:40.162008279</dc:date>
    <meta:editing-duration>PT20M30S</meta:editing-duration>
    <meta:editing-cycles>4</meta:editing-cycles>
    <meta:generator>LibreOffice/6.2.8.2$Linux_X86_64 LibreOffice_project/20$Build-2</meta:generator>
    <meta:document-statistic meta:table-count="0" meta:image-count="0" meta:object-count="0" meta:page-count="1" meta:paragraph-count="10" meta:word-count="161" meta:character-count="1053" meta:non-whitespace-character-count="849"/>
  </office:meta>
</office:document-meta>
</file>